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0e1ef"/>
    </style:style>
    <style:style style:name="P2" style:family="paragraph" style:parent-style-name="Standard">
      <style:paragraph-properties fo:text-align="justify" style:justify-single-word="false"/>
      <style:text-properties fo:font-size="20pt" officeooo:rsid="00154a01" officeooo:paragraph-rsid="0000e1ef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54a01" officeooo:paragraph-rsid="0000e1ef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62eb9" officeooo:paragraph-rsid="0000e1ef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62eb9" officeooo:paragraph-rsid="0000e1ef" style:font-size-asian="16pt" style:font-weight-asian="normal" style:font-size-complex="16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2e84d" style:font-size-asian="20pt" style:font-size-complex="20pt"/>
    </style:style>
    <style:style style:name="T3" style:family="text">
      <style:text-properties fo:font-size="20pt" officeooo:rsid="00154a01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officeooo:rsid="0012e84d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officeooo:rsid="00154a01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super 58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0e1ef"/>
    </style:style>
    <style:style style:name="T11" style:family="text">
      <style:text-properties officeooo:rsid="0012e84d"/>
    </style:style>
    <style:style style:name="T12" style:family="text">
      <style:text-properties officeooo:rsid="00162eb9"/>
    </style:style>
    <style:style style:name="T13" style:family="text">
      <style:text-properties officeooo:rsid="0000e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1"/></text:span><text:span text:style-name="T4">ASSIGNMENT – </text:span><text:span text:style-name="T5">2</text:span><text:span text:style-name="T4"> </text:span><text:span text:style-name="T6"><text:tab/></text:span></text:p>
      <text:p text:style-name="P2"/>
      <text:p text:style-name="P3">Q. Introducing Relational Databases.</text:p>
      <text:p text:style-name="P3"/>
      <text:p text:style-name="P3">1) Which field of the CUSTOMERS table is the primary key?</text:p>
      <text:p text:style-name="P3">Ans =&gt; Cnum.</text:p>
      <text:p text:style-name="P3"/>
      <text:p text:style-name="P3">2) What is the 4<text:span text:style-name="T8">th</text:span> coloumn of the CUSTOMERS table?</text:p>
      <text:p text:style-name="P3">Ans =&gt; Rating.</text:p>
      <text:p text:style-name="P3"/>
      <text:p text:style-name="P3">3) What is another word for row? For coloumn?</text:p>
      <text:p text:style-name="P3">Ans =&gt; <text:span text:style-name="T13">R</text:span>ow -&gt; <text:span text:style-name="T9">Tuple or Entity</text:span> </text:p>
      <text:p text:style-name="P3"><text:s text:c="11"/><text:span text:style-name="T13">C</text:span>olumn -&gt; <text:span text:style-name="T13">A</text:span><text:span text:style-name="T9">t</text:span><text:span text:style-name="T10">t</text:span><text:span text:style-name="T9">ributes</text:span>.</text:p>
      <text:p text:style-name="P3"/>
      <text:p text:style-name="P3">4) Why isn’t it possible to see the first five rows of a table?</text:p>
      <text:p text:style-name="P3">Ans = </text:p>
      <text:p text:style-name="P3">1) When you insert a row in the table, wherever MySQL finds the free space in</text:p>
      <text:p text:style-name="P3"><text:span text:style-name="T11">t</text:span>he DB server HD, it will store the row there(to speed up <text:span text:style-name="T12">insert statement</text:span>).</text:p>
      <text:p text:style-name="P3"><text:s/>2) <text:span text:style-name="T12">Rows inside a table are not stored sequentially.</text:span></text:p>
      <text:p text:style-name="P4"><text:s/>3) Rows inside a table are not stored in any specific order.</text:p>
      <text:p text:style-name="P4"><text:s/>4) Rows inside a table are scattered (fragmented) all over the DB server HD.</text:p>
      <text:p text:style-name="P4"><text:s/>5) When you SELECT from a table, the order of rows in the <text:span text:style-name="T13">output </text:span>depends on the</text:p>
      <text:p text:style-name="P4"><text:s/>row address; it will always be in ascending order of row address.</text:p>
      <text:p text:style-name="P5"><text:s/><text:span text:style-name="T13">So,</text:span>it is not possible to see the first ‘5’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0:17.579464798</meta:creation-date>
    <dc:date>2023-09-11T21:26:54.164484399</dc:date>
    <meta:editing-duration>PT6M36S</meta:editing-duration>
    <meta:editing-cycles>1</meta:editing-cycles>
    <meta:document-statistic meta:table-count="0" meta:image-count="0" meta:object-count="0" meta:page-count="1" meta:paragraph-count="19" meta:word-count="175" meta:character-count="941" meta:non-whitespace-character-count="732"/>
    <meta:generator>LibreOffice/7.3.7.2$Linux_X86_64 LibreOffice_project/30$Build-2</meta:generator>
  </office:meta>
</office:document-meta>
</file>